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D0D7E5" style:vertical-align="middle" fo:wrap-option="wrap" fo:background-color="transparent" style:cell-protect="protected"/>
      <style:text-properties fo:color="#000000"/>
    </style:style>
    <style:style style:name="ce4" style:family="table-cell" style:parent-style-name="Default" style:data-style-name="N0">
      <style:table-cell-properties fo:border="thin solid #D0D7E5"/>
    </style:style>
    <style:style style:name="co1" style:family="table-column">
      <style:table-column-properties fo:break-before="auto" style:column-width="4.15395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OP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Luis Vel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Hugo Lopez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ESAR VILLAG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ndres Manz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ABIAN LLAMAZAR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JONATAN GONZALEZ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LIONEL MOCC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ABIAN LLAMAZAREZ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JONATAN JONZALEZ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JONATAN GONZAL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ABIAN LLMAZAREZ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OBERT SCHUMA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OBERT SHUMA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ODRIGO IGLESIA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OBERT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ESAR SANTORO</text:p>
          </table:table-cell>
          <table:table-cell table:number-columns-repeated="16383"/>
        </table:table-row>
        <table:table-row table:style-name="ro1">
          <table:table-cell table:style-name="ce4"/>
          <table:table-cell table:number-columns-repeated="16383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ventas06</meta:initial-creator>
    <dc:creator>ventas06</dc:creator>
    <meta:creation-date>2020-08-20T19:26:01Z</meta:creation-date>
    <dc:date>2020-09-03T18:45:54Z</dc:date>
  </office:meta>
</office:document-meta>
</file>